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1f4b28"/>
    </style:style>
    <style:style style:name="P3" style:family="paragraph" style:parent-style-name="Text_20_body">
      <style:text-properties officeooo:rsid="001f4b28" officeooo:paragraph-rsid="001f4b28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font-weight="bold" officeooo:rsid="001f4b28"/>
    </style:style>
    <style:style style:name="T2" style:family="text">
      <style:text-properties officeooo:rsid="001f4b28"/>
    </style:style>
    <style:style style:name="T3" style:family="text">
      <style:text-properties officeooo:rsid="0020aab6"/>
    </style:style>
    <style:style style:name="T4" style:family="text">
      <style:text-properties officeooo:rsid="00243e01"/>
    </style:style>
    <style:style style:name="T5" style:family="text">
      <style:text-properties officeooo:rsid="00254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ENNOUCHE Anne-Lise</text:span><text:line-break/><text:span text:style-name="T2">38, rue Newton</text:span></text:p>
      <text:p text:style-name="P2"><text:span text:style-name="T2">28000 CHARTRES</text:span><text:line-break/><text:a xlink:type="simple" xlink:href="mailto:gay.annelise@hotmail.fr" text:style-name="Internet_20_link" text:visited-style-name="Visited_20_Internet_20_Link"><text:span text:style-name="T2">gay.annelise@hotmail.fr</text:span></text:a></text:p>
      <text:p text:style-name="P3">Tél : 06.32.27.90.58</text:p>
      <text:p text:style-name="Text_20_body"> </text:p>
      <text:p text:style-name="P1"><text:s text:c="98"/><text:span text:style-name="T2">Chartres</text:span>, le <text:span text:style-name="T5">Mardi 02 Févr</text:span>ier 2021</text:p>
      <text:p text:style-name="P1"/>
      <text:p text:style-name="Text_20_body">Madame, Monsieur,</text:p>
      <text:p text:style-name="P2">Passionné<text:span text:style-name="T2">e</text:span> par la réalisation et le développement de projets web, je me suis tout naturellement tourné<text:span text:style-name="T2">e</text:span> vers une carrière de développeu<text:span text:style-name="T2">se </text:span>web. Aujourd'hui je souhaite intégrer une entreprise dynamique, aussi je serai ravi<text:span text:style-name="T3">e</text:span> de rejoindre votre équipe en tant que <text:span text:style-name="T2">stagiaire </text:span>développeu<text:span text:style-name="T2">se</text:span> web.<text:line-break/><text:line-break/><text:span text:style-name="T2">Actuellement en formation de Développeuse web et web mobile à l’ENI École Informatique</text:span>, j<text:span text:style-name="T2">e recherche un stage à compter du 8 Mars, et pour une durée de 2 mois minimum</text:span>. Fort<text:span text:style-name="T2">e</text:span> de ma passion pour ce domaine, je suis très investi<text:span text:style-name="T2">e</text:span> dans mon travail et je prends grand plaisir à <text:span text:style-name="T2">apprendre et </text:span>exercer, aussi cet engouement se reflète largement dans la qualité de mon travail.<text:line-break/><text:line-break/>Si vous me laissez intégrer votre société, je <text:span text:style-name="T2">me ferais un plaisir d’approfondir mes connaissances et </text:span>mettrai mon savoir-faire en pratique. Travailleu<text:span text:style-name="T2">se</text:span>, efficace, sociable, organisé<text:span text:style-name="T2">e</text:span> et doté<text:span text:style-name="T2">e</text:span> d'un esprit d'analyse, je prendrai soin d'assimiler les différents besoins de votre groupe et saurai facilement m'intégrer. </text:p>
      <text:p text:style-name="P2"><text:line-break/>Estimant posséder les compétences et qualités essentielles d'un<text:span text:style-name="T2">e</text:span> bon<text:span text:style-name="T2">ne</text:span> développeu<text:span text:style-name="T2">se</text:span> web, je suis persuadé<text:span text:style-name="T2">e</text:span> que je saurai dûment compléter votre équipe. En outre j'espère sincèrement que ma candidature retiendra votre attention et que j'aurai l'honneur de compter parmi vos employés.<text:line-break/><text:line-break/>Je vous joins mon curriculum vitae qui soulignera mon parcours et me tiens à votre entière disposition pour vous révéler mes vives motivations.<text:line-break/><text:line-break/>Je vous prie de croire, Madame, Monsieur, à l'assurance de ma profonde gratitude.</text:p>
      <text:p text:style-name="P4"/>
      <text:p text:style-name="Standard"><text:tab/><text:tab/><text:tab/><text:tab/><text:tab/><text:span text:style-name="T3">Kennouche Anne-li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8:02:22.744613857</meta:creation-date>
    <dc:date>2021-02-02T17:42:54.222833097</dc:date>
    <meta:editing-duration>PT14H27M3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49" meta:character-count="1754" meta:non-whitespace-character-count="1403"/>
  </office:meta>
</office:document-meta>
</file>